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30.38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ethods</text:p>
          </draw:text-box>
        </draw:frame>
        <draw:frame presentation:style-name="pr2" draw:text-style-name="P1" draw:layer="layout" svg:width="25.199cm" svg:height="12.179cm" svg:x="1.652cm" svg:y="3.421cm" presentation:class="subtitle" presentation:user-transformed="true">
          <draw:text-box>
            <text:p>DFP : <text:a xlink:href="https://flyyufelix.github.io/2017/11/17/direct-future-prediction.html" xlink:type="simple">https://flyyufelix.github.io/2017/11/17/direct-future-prediction.html</text:a></text:p>
            <text:p>DQN :</text:p>
            <text:p>RL Course</text:p>
            <text:p><text:a xlink:href="https://flyyufelix.github.io/2017/10/12/dqn-vs-pg.html" xlink:type="simple">https://flyyufelix.github.io/2017/10/12/dqn-vs-pg.html</text:a></text:p>
            <text:p/>
            <text:p>DDQN :</text:p>
            <text:p><text:a xlink:href="https://medium.freecodecamp.org/improvements-in-deep-q-learning-dueling-double-dqn-prioritized-experience-replay-and-fixed-58b130cc5682" xlink:type="simple">https://medium.freecodecamp.org/improvements-in-deep-q-learning-dueling-double-dqn-prioritized-experience-replay-and-fixed-58b130cc5682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ethods</text:p>
          </draw:text-box>
        </draw:frame>
        <draw:frame draw:style-name="gr2" draw:text-style-name="P2" draw:layer="layout" svg:width="24.4cm" svg:height="17.315cm" svg:x="2.2cm" svg:y="3.4cm">
          <draw:text-box>
            <text:p/>
            <text:p/>
            <text:p>###Why DFP ??</text:p>
            <text:p>1°</text:p>
            <text:p>→ RL as supervised learning pb : dense multidimensional feedback vs scalar reward signal</text:p>
            <text:p>Complex environments : reward sparse and delayed (depend on complex sequence of actions) but multiple measurements are provided for feedback in addition to reward. DFP predict these measurements</text:p>
            <text:p>→ allows for training acceleration</text:p>
            <text:p/>
            <text:p>2° </text:p>
            <text:p>→ RL → behave with respect to one objective (max future rewards)</text:p>
            <text:p>DFP → pursue different goals or combination of them</text:p>
            <text:p>= potentially different at test/train time </text:p>
            <text:p/>
            <text:p>### DFP vs classic RL and DDQN</text:p>
            <text:p>DFP : predict measurements at multiple test time.</text:p>
            <text:p>A° If only one measurement (~reward) and if goal is set to 1, gamma, gamma2, then</text:p>
            <text:p>objective = Q</text:p>
            <text:p>B° Dueling architecture cf DDQN : expected measurement whatever action (value) and expected measurement for each action (advantage) 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elix experiences DFP</text:p>
          </draw:text-box>
        </draw:frame>
        <draw:frame draw:style-name="gr3" draw:text-style-name="P2" draw:layer="layout" svg:width="24.4cm" svg:height="19.448cm" svg:x="2.2cm" svg:y="4.343cm">
          <draw:text-box>
            <text:p>Same goal at train and test time to compare DFP and DQN !</text:p>
            <text:p>Goal : Article : [ammunition, health, kills]. Felix : [Kills, Health, HealthPacks]</text:p>
            <text:p/>
            <text:p/>
            <text:p>Experimental setup :</text:p>
            <text:p>- health gavering environment : pick up health packs, avoid poison packs</text:p>
            <text:p>- change action space : Action : [Turn Left, Turn Right, Move Forward]</text:p>
            <text:p/>
            <text:p>###############  DFP</text:p>
            <text:p>- change nature goal/measurements</text:p>
            <text:p><text:s/>Article : [ammunition, health, kills]. Felix :s<text:span text:style-name="T1"> [Health, HealthPacks, Poison].</text:span></text:p>
            <text:p>Pick up inferred from the change in health. <text:span text:style-name="T1">Goal <text:s/>[1,1,−1]</text:span></text:p>
            <text:p>- <text:span text:style-name="T1">only perception module kept</text:span>. normalized measurements</text:p>
            <text:p/>
            <text:p>############### DQN</text:p>
            <text:p>- reward : +1 if pick up health pack, - 100 die</text:p>
            <text:p/>
            <text:p>############### Curbs</text:p>
            <text:p>-Average survival time for 20000 episodes (moving average over 50 episodes)</text:p>
            <text:p>-Comparison with only <text:span text:style-name="T1">[Health] (health packs and poison =&gt; health)</text:span></text:p>
            <text:p><text:span text:style-name="T2">-Used other goal </text:span><text:span text:style-name="T1">[0,0,1] </text:span><text:span text:style-name="T2">at test time (with same trained model)</text:span>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elix experiences DFP</text:p>
          </draw:text-box>
        </draw:frame>
        <draw:frame draw:style-name="gr4" draw:text-style-name="P3" draw:layer="layout" svg:width="24.4cm" svg:height="9.494cm" svg:x="2.2cm" svg:y="3.4cm">
          <draw:text-box>
            <text:p><text:span text:style-name="T3"/></text:p>
            <text:p><text:span text:style-name="T3"/></text:p>
            <text:p><text:span text:style-name="T3">###FELIX :</text:span></text:p>
            <text:p><text:span text:style-name="T3"/></text:p>
            <text:p><text:span text:style-name="T3">« In the ablation study carried out in the paper, the author pointed out that enrichment in measurements is the most important factor for the good performance of DFP. »</text:span></text:p>
            <text:p><text:span text:style-name="T3"/></text:p>
            <text:p><text:span text:style-name="T4">Approach of augmenting the measurement/goal objective function</text:span></text:p>
            <text:p><text:span text:style-name="T4">With distance to packs for instance</text:span></text:p>
            <text:p><text:span text:style-name="T3"/></text:p>
            <text:p><text:span text:style-name="T3">Approach of augmenting the perception module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elix experiences DDQN</text:p>
          </draw:text-box>
        </draw:frame>
        <draw:frame draw:style-name="gr5" draw:text-style-name="P3" draw:layer="layout" svg:width="24.4cm" svg:height="4.517cm" svg:x="2.2cm" svg:y="3.4cm">
          <draw:text-box>
            <text:p><text:span text:style-name="T3"/></text:p>
            <text:p><text:span text:style-name="T3"/></text:p>
            <text:p><text:span text:style-name="T3">###FELIX :</text:span></text:p>
            <text:p><text:span text:style-name="T3"/></text:p>
            <text:p><text:span text:style-name="T3">Environment reward : -1 if death, +1 if kill, -0.1 loose health/munitions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ODO experiences</text:p>
          </draw:text-box>
        </draw:frame>
        <draw:frame draw:style-name="gr2" draw:text-style-name="P2" draw:layer="layout" svg:width="24.4cm" svg:height="17.315cm" svg:x="2.2cm" svg:y="4.343cm">
          <draw:text-box>
            <text:p>Same goal at train and test time to compare DFP and DQN !</text:p>
            <text:p/>
            <text:p>Felix : [Health]</text:p>
            <text:p/>
            <text:p><text:span text:style-name="T1">I) health packs and poison. Comparison to DFP !!!</text:span></text:p>
            <text:p><text:span text:style-name="T1">II) distance to closest health packs, distance to closest poison</text:span></text:p>
            <text:p><text:span text:style-name="T1">III) Segmentation to infer this distance</text:span></text:p>
            <text:p/>
            <text:p>###############  DFP</text:p>
            <text:p>- change nature goal/measurements</text:p>
            <text:p><text:s/>Article : [ammunition, health, kills]. Felix :s<text:span text:style-name="T1"> [Health, HealthPacks, Poison].</text:span></text:p>
            <text:p>Pick up inferred from the change in health. <text:span text:style-name="T1">Goal <text:s/>[1,1,−1]</text:span></text:p>
            <text:p>- <text:span text:style-name="T1">only perception module kept</text:span>. normalized measurements</text:p>
            <text:p/>
            <text:p>############### DQN</text:p>
            <text:p>- reward : +1 if pick up health pack, - 100 die</text:p>
            <text:p/>
            <text:p><text:span text:style-name="T1"/>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xperiments<text:line-break/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xperimental setup :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epth Map<text:line-break/></text:p>
          </draw:text-box>
        </draw:frame>
        <draw:frame presentation:style-name="pr4" draw:text-style-name="P1" draw:layer="layout" svg:width="25.199cm" svg:height="30.385cm" svg:x="1.4cm" svg:y="-4.189cm" presentation:class="subtitle" presentation:user-transformed="true">
          <draw:text-box>
            <text:p/>
            <text:p/>
            <text:p/>
            <text:p/>
            <text:p/>
            <text:p/>
            <text:p/>
            <text:p>From single image :</text:p>
            <text:p><text:a xlink:href="https://github.com/gautam678/Pix2Depth" xlink:type="simple">https://github.com/gautam678/Pix2Depth</text:a></text:p>
            <text:p/>
            <text:p>From motion / stabilized video :</text:p>
            <text:p><text:span text:style-name="T1"><text:a xlink:href="https://github.com/ClementPinard/DepthNet" xlink:type="simple">https://github.com/ClementPinard/DepthNet</text:a></text:span><text:span text:style-name="T1"> 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1T12:23:16.696009886</meta:creation-date>
    <meta:generator>LibreOffice/5.1.6.2$Linux_X86_64 LibreOffice_project/10m0$Build-2</meta:generator>
    <dc:date>2019-01-01T19:31:29.292201580</dc:date>
    <meta:editing-duration>PT3H34M17S</meta:editing-duration>
    <meta:editing-cycles>22</meta:editing-cycles>
    <meta:document-statistic meta:object-count="53"/>
  </office:meta>
</office:document-meta>
</file>